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22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742cm"/>
    </style:style>
    <style:style style:name="gr4" style:family="graphic" style:parent-style-name="standard">
      <style:graphic-properties draw:stroke="none" svg:stroke-color="#000000" draw:fill="none" draw:fill-color="#ffffff" fo:min-height="1.839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cm" svg:height="5.9cm" svg:x="2.4cm" svg:y="2.5cm">
          <text:p text:style-name="P1">sh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6cm" svg:y1="7.5cm" svg:x2="9.2cm" svg:y2="10cm">
          <text:p/>
        </draw:line>
        <draw:custom-shape draw:style-name="gr1" draw:text-style-name="P1" draw:layer="layout" svg:width="5cm" svg:height="5.9cm" svg:x="9.4cm" svg:y="8.1cm">
          <text:p text:style-name="P1">passw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2cm" svg:height="3.992cm" svg:x="7.2cm" svg:y="7.3cm">
          <draw:text-box>
            <text:p>fork exec</text:p>
          </draw:text-box>
        </draw:frame>
        <draw:frame draw:style-name="gr4" draw:text-style-name="P3" draw:layer="layout" svg:width="6.1cm" svg:height="2.089cm" svg:x="2.9cm" svg:y="3.9cm">
          <draw:text-box>
            <text:p>普通用户ID</text:p>
          </draw:text-box>
        </draw:frame>
        <draw:frame draw:style-name="gr4" draw:text-style-name="P3" draw:layer="layout" svg:width="6.1cm" svg:height="2.089cm" svg:x="10.1cm" svg:y="9.7cm">
          <draw:text-box>
            <text:p>root用户ID</text:p>
          </draw:text-box>
        </draw:frame>
        <draw:frame draw:style-name="gr5" draw:text-style-name="P3" draw:layer="layout" svg:width="11.4cm" svg:height="1.5cm" svg:x="8.6cm" svg:y="6cm">
          <draw:text-box>
            <text:p>exec 过程进行权限切换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6T16:58:01.072991870</meta:creation-date>
    <dc:date>2022-06-26T17:01:30.759947673</dc:date>
    <meta:editing-duration>PT3M27S</meta:editing-duration>
    <meta:editing-cycles>6</meta:editing-cycles>
    <meta:generator>LibreOffice/6.0.7.3$Linux_X86_64 LibreOffice_project/00m0$Build-3</meta:generator>
    <meta:document-statistic meta:object-count="7"/>
  </office:meta>
</office:document-meta>
</file>